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2cm" fo:min-width="0.032cm" fo:wrap-option="wrap"/>
    </style:style>
    <style:style style:name="gr2" style:family="graphic" style:parent-style-name="objectwithoutfill">
      <style:graphic-properties draw:marker-end="线条箭头_20_4" draw:marker-end-width="0.3cm" draw:fill="none" draw:textarea-vertical-align="middle"/>
    </style:style>
    <style:style style:name="gr3" style:family="graphic" style:parent-style-name="objectwithoutfill">
      <style:graphic-properties draw:marker-end="线条箭头_20_5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5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6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75cm" svg:height="0.75cm" svg:x="10.75cm" svg:y="6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2.75cm" svg:y="6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0.75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2.75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0.751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2.751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4.749cm" svg:y="6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4.75cm" svg:y="5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5cm" svg:height="0.75cm" svg:x="14.75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75cm" svg:y1="5.35cm" svg:x2="11.5cm" svg:y2="5.35cm">
          <text:p/>
        </draw:line>
        <draw:line draw:style-name="gr2" draw:text-style-name="P2" draw:layer="layout" svg:x1="12.75cm" svg:y1="7.1cm" svg:x2="11.5cm" svg:y2="7.1cm">
          <text:p/>
        </draw:line>
        <draw:line draw:style-name="gr2" draw:text-style-name="P2" draw:layer="layout" svg:x1="12.751cm" svg:y1="8.9cm" svg:x2="11.501cm" svg:y2="8.9cm">
          <text:p/>
        </draw:line>
        <draw:line draw:style-name="gr2" draw:text-style-name="P2" draw:layer="layout" svg:x1="14.751cm" svg:y1="7.1cm" svg:x2="13.501cm" svg:y2="7.1cm">
          <text:p/>
        </draw:line>
        <draw:line draw:style-name="gr2" draw:text-style-name="P2" draw:layer="layout" svg:x1="14.751cm" svg:y1="5.4cm" svg:x2="13.501cm" svg:y2="5.4cm">
          <text:p/>
        </draw:line>
        <draw:line draw:style-name="gr2" draw:text-style-name="P2" draw:layer="layout" svg:x1="14.751cm" svg:y1="8.9cm" svg:x2="13.501cm" svg:y2="8.9cm">
          <text:p/>
        </draw:line>
        <draw:line draw:style-name="gr3" draw:text-style-name="P2" draw:layer="layout" svg:x1="11.15cm" svg:y1="6.75cm" svg:x2="11.15cm" svg:y2="5.75cm">
          <text:p/>
        </draw:line>
        <draw:line draw:style-name="gr3" draw:text-style-name="P2" draw:layer="layout" svg:x1="11.15cm" svg:y1="8.551cm" svg:x2="11.15cm" svg:y2="7.551cm">
          <text:p/>
        </draw:line>
        <draw:line draw:style-name="gr3" draw:text-style-name="P2" draw:layer="layout" svg:x1="13.15cm" svg:y1="8.454cm" svg:x2="13.15cm" svg:y2="7.454cm">
          <text:p/>
        </draw:line>
        <draw:line draw:style-name="gr3" draw:text-style-name="P2" draw:layer="layout" svg:x1="13.15cm" svg:y1="6.755cm" svg:x2="13.15cm" svg:y2="5.755cm">
          <text:p/>
        </draw:line>
        <draw:line draw:style-name="gr3" draw:text-style-name="P2" draw:layer="layout" svg:x1="15.15cm" svg:y1="6.756cm" svg:x2="15.15cm" svg:y2="5.756cm">
          <text:p/>
        </draw:line>
        <draw:line draw:style-name="gr3" draw:text-style-name="P2" draw:layer="layout" svg:x1="15.15cm" svg:y1="8.457cm" svg:x2="15.15cm" svg:y2="7.457cm">
          <text:p/>
        </draw:line>
        <draw:frame draw:style-name="gr4" draw:text-style-name="P4" draw:layer="layout" svg:width="0.68cm" svg:height="0.607cm" svg:x="12.8cm" svg:y="6.8cm">
          <draw:text-box>
            <text:p text:style-name="P3"><text:span text:style-name="T1">5</text:span></text:p>
          </draw:text-box>
        </draw:frame>
        <draw:frame draw:style-name="gr5" draw:text-style-name="P4" draw:layer="layout" svg:width="0.574cm" svg:height="0.607cm" svg:x="12.6cm" svg:y="6.301cm">
          <draw:text-box>
            <text:p text:style-name="P3"><text:span text:style-name="T1">i</text:span></text:p>
          </draw:text-box>
        </draw:frame>
        <draw:frame draw:style-name="gr5" draw:text-style-name="P4" draw:layer="layout" svg:width="0.574cm" svg:height="0.607cm" svg:x="12.3cm" svg:y="6.602cm">
          <draw:text-box>
            <text:p text:style-name="P3"><text:span text:style-name="T1">j</text:span></text:p>
          </draw:text-box>
        </draw:frame>
        <draw:frame draw:style-name="gr6" draw:text-style-name="P4" draw:layer="layout" svg:width="0.663cm" svg:height="0.607cm" svg:x="12.7cm" svg:y="7.603cm">
          <draw:text-box>
            <text:p text:style-name="P3"><text:span text:style-name="T1">k</text:span></text:p>
          </draw:text-box>
        </draw:frame>
        <draw:frame draw:style-name="gr5" draw:text-style-name="P4" draw:layer="layout" svg:width="0.574cm" svg:height="0.607cm" svg:x="13.7cm" svg:y="6.604cm">
          <draw:text-box>
            <text:p text:style-name="P3"><text:span text:style-name="T1">l</text:span></text:p>
          </draw:text-box>
        </draw:frame>
        <draw:frame draw:style-name="gr4" draw:text-style-name="P4" draw:layer="layout" svg:width="0.68cm" svg:height="0.607cm" svg:x="12.8cm" svg:y="5.101cm">
          <draw:text-box>
            <text:p text:style-name="P3"><text:span text:style-name="T1">2</text:span></text:p>
          </draw:text-box>
        </draw:frame>
        <draw:frame draw:style-name="gr7" draw:text-style-name="P4" draw:layer="layout" svg:width="0.764cm" svg:height="0.607cm" svg:x="12.2cm" svg:y="4.902cm">
          <draw:text-box>
            <text:p text:style-name="P3"><text:span text:style-name="T1">m</text:span></text:p>
          </draw:text-box>
        </draw:frame>
        <draw:frame draw:style-name="gr4" draw:text-style-name="P4" draw:layer="layout" svg:width="0.68cm" svg:height="0.607cm" svg:x="13.7cm" svg:y="4.903cm">
          <draw:text-box>
            <text:p text:style-name="P3"><text:span text:style-name="T1">n</text:span></text:p>
          </draw:text-box>
        </draw:frame>
        <draw:frame draw:style-name="gr4" draw:text-style-name="P4" draw:layer="layout" svg:width="0.68cm" svg:height="0.607cm" svg:x="10.8cm" svg:y="6.801cm">
          <draw:text-box>
            <text:p text:style-name="P3"><text:span text:style-name="T1">4</text:span></text:p>
          </draw:text-box>
        </draw:frame>
        <draw:custom-shape draw:style-name="gr8" draw:text-style-name="P1" draw:layer="layout" svg:width="0.25cm" svg:height="0.25cm" svg:x="12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4.2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1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2.2cm" svg:y="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3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5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4.1cm" svg:y="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3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2.1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4.1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cm" svg:height="0.25cm" svg:x="15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0.574cm" svg:height="0.607cm" svg:x="12.6cm" svg:y="5.802cm">
          <draw:text-box>
            <text:p text:style-name="P3"><text:span text:style-name="T1">o</text:span></text:p>
          </draw:text-box>
        </draw:frame>
        <draw:frame draw:style-name="gr5" draw:text-style-name="P4" draw:layer="layout" svg:width="0.574cm" svg:height="0.607cm" svg:x="11.6cm" svg:y="6.603cm">
          <draw:text-box>
            <text:p text:style-name="P3"><text:span text:style-name="T1">p</text:span></text:p>
          </draw:text-box>
        </draw:frame>
        <draw:frame draw:style-name="gr5" draw:text-style-name="P4" draw:layer="layout" svg:width="0.574cm" svg:height="0.607cm" svg:x="12.5cm" svg:y="8.104cm">
          <draw:text-box>
            <text:p text:style-name="P3"><text:span text:style-name="T1">q</text:span></text:p>
          </draw:text-box>
        </draw:frame>
        <draw:frame draw:style-name="gr5" draw:text-style-name="P4" draw:layer="layout" svg:width="0.574cm" svg:height="0.607cm" svg:x="14.3cm" svg:y="6.505cm">
          <draw:text-box>
            <text:p text:style-name="P3"><text:span text:style-name="T1">r</text:span></text:p>
          </draw:text-box>
        </draw:frame>
        <draw:frame draw:style-name="gr5" draw:text-style-name="P4" draw:layer="layout" svg:width="0.574cm" svg:height="0.607cm" svg:x="14.3cm" svg:y="4.906cm">
          <draw:text-box>
            <text:p text:style-name="P3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1T16:46:42.375706947</meta:creation-date>
    <dc:date>2024-09-21T23:12:04.448384746</dc:date>
    <meta:editing-duration>PT5H22M42S</meta:editing-duration>
    <meta:editing-cycles>1</meta:editing-cycles>
    <meta:document-statistic meta:object-count="47"/>
    <meta:generator>LibreOffice/7.3.7.2$Linux_X86_64 LibreOffice_project/30$Build-2</meta:generator>
  </office:meta>
</office:document-meta>
</file>